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cademy Engraved LET" svg:font-family="Academy Engraved LET"/>
  </office:font-face-decls>
  <office:automatic-styles>
    <style:style style:name="P1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Academy Engraved LET" fo:font-size="9.0pt"/>
    </style:style>
    <style:style style:name="P2" style:family="paragraph" style:parent-style-name="Standard">
      <style:paragraph-properties fo:text-align="end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Academy Engraved LET" fo:font-size="9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=6INC39</text:p>
      <text:p text:style-name="P1"/>
      <text:p text:style-name="P2">(Z)______________)))______(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3</meta:generator>
  </office:meta>
</office:document-meta>
</file>